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style:font-name="Arial" fo:font-size="12pt" officeooo:rsid="000c9f9f" officeooo:paragraph-rsid="000c9f9f" style:font-size-asian="10.5pt" style:font-size-complex="12pt"/>
    </style:style>
    <style:style style:name="P2" style:family="paragraph" style:parent-style-name="Standard">
      <style:text-properties style:font-name="Arial" fo:font-size="12pt" officeooo:rsid="00115eaf" officeooo:paragraph-rsid="00115eaf" style:font-size-asian="10.5pt" style:font-size-complex="12pt"/>
    </style:style>
    <style:style style:name="P3" style:family="paragraph" style:parent-style-name="Standard">
      <style:text-properties style:font-name="Arial" fo:font-size="12pt" officeooo:rsid="0012025a" officeooo:paragraph-rsid="0012025a" style:font-size-asian="10.5pt" style:font-size-complex="12pt"/>
    </style:style>
    <style:style style:name="P4" style:family="paragraph" style:parent-style-name="Standard">
      <style:text-properties style:font-name="Arial" fo:font-size="12pt" officeooo:rsid="0012d4fe" officeooo:paragraph-rsid="0012025a" style:font-size-asian="10.5pt" style:font-size-complex="12pt"/>
    </style:style>
    <style:style style:name="P5" style:family="paragraph" style:parent-style-name="Standard">
      <style:text-properties style:font-name="Arial" fo:font-size="12pt" officeooo:rsid="0013ef6c" officeooo:paragraph-rsid="0012025a" style:font-size-asian="10.5pt" style:font-size-complex="12pt"/>
    </style:style>
    <style:style style:name="P6" style:family="paragraph" style:parent-style-name="Standard">
      <style:text-properties style:font-name="Arial" fo:font-size="12pt" officeooo:rsid="0014843d" officeooo:paragraph-rsid="0012025a" style:font-size-asian="10.5pt" style:font-size-complex="12pt"/>
    </style:style>
    <style:style style:name="P7" style:family="paragraph" style:parent-style-name="Standard">
      <style:text-properties style:font-name="Arial" fo:font-size="12pt" officeooo:rsid="0015f107" officeooo:paragraph-rsid="0012025a" style:font-size-asian="10.5pt" style:font-size-complex="12pt"/>
    </style:style>
    <style:style style:name="P8" style:family="paragraph" style:parent-style-name="Standard">
      <style:text-properties style:font-name="Arial" fo:font-size="12pt" officeooo:rsid="0015f107" officeooo:paragraph-rsid="0015f107" style:font-size-asian="10.5pt" style:font-size-complex="12pt"/>
    </style:style>
    <style:style style:name="P9" style:family="paragraph" style:parent-style-name="Standard">
      <style:text-properties style:font-name="Arial" fo:font-size="12pt" officeooo:rsid="0016badb" officeooo:paragraph-rsid="0016badb" style:font-size-asian="10.5pt" style:font-size-complex="12pt"/>
    </style:style>
    <style:style style:name="P10" style:family="paragraph" style:parent-style-name="Standard">
      <style:text-properties style:font-name="Arial" fo:font-size="12pt" officeooo:rsid="001714fc" officeooo:paragraph-rsid="001714fc" style:font-size-asian="10.5pt" style:font-size-complex="12pt"/>
    </style:style>
    <style:style style:name="P11" style:family="paragraph" style:parent-style-name="Standard">
      <style:text-properties style:font-name="Arial" fo:font-size="12pt" officeooo:rsid="0015f107" officeooo:paragraph-rsid="0015f107" style:font-size-asian="12pt" style:font-size-complex="12pt"/>
    </style:style>
    <style:style style:name="P12" style:family="paragraph" style:parent-style-name="Standard">
      <style:text-properties style:font-name="Arial" fo:font-size="15pt" officeooo:rsid="000c9f9f" officeooo:paragraph-rsid="000c9f9f" style:font-size-asian="15pt" style:font-size-complex="15pt"/>
    </style:style>
    <style:style style:name="P13" style:family="paragraph" style:parent-style-name="Standard">
      <style:text-properties style:font-name="Arial" fo:font-size="15pt" officeooo:rsid="0012025a" officeooo:paragraph-rsid="0012025a" style:font-size-asian="15pt" style:font-size-complex="15pt"/>
    </style:style>
    <style:style style:name="P14" style:family="paragraph" style:parent-style-name="Standard">
      <style:text-properties style:font-name="Arial" fo:font-size="15pt" officeooo:rsid="0015f107" officeooo:paragraph-rsid="0015f107" style:font-size-asian="15pt" style:font-size-complex="15pt"/>
    </style:style>
    <style:style style:name="P15" style:family="paragraph" style:parent-style-name="Standard">
      <style:text-properties style:font-name="Arial" fo:font-size="15pt" officeooo:rsid="0016badb" officeooo:paragraph-rsid="0016badb" style:font-size-asian="15pt" style:font-size-complex="15pt"/>
    </style:style>
    <style:style style:name="P16" style:family="paragraph" style:parent-style-name="Standard">
      <style:text-properties style:font-name="Arial" fo:font-size="15pt" officeooo:rsid="0016badb" officeooo:paragraph-rsid="001714fc" style:font-size-asian="15pt" style:font-size-complex="15pt"/>
    </style:style>
    <style:style style:name="P17" style:family="paragraph" style:parent-style-name="Standard">
      <style:text-properties style:font-name="Arial" fo:font-size="15pt" officeooo:rsid="00179af7" officeooo:paragraph-rsid="00179af7" style:font-size-asian="15pt" style:font-size-complex="15pt"/>
    </style:style>
    <style:style style:name="P18" style:family="paragraph" style:parent-style-name="Standard">
      <style:text-properties style:font-name="Arial" fo:font-size="15pt" officeooo:rsid="00182a5a" officeooo:paragraph-rsid="00182a5a" style:font-size-asian="15pt" style:font-size-complex="15pt"/>
    </style:style>
    <style:style style:name="P19" style:family="paragraph" style:parent-style-name="Standard">
      <style:text-properties style:font-name="Arial" officeooo:paragraph-rsid="000c9f9f"/>
    </style:style>
    <style:style style:name="P20" style:family="paragraph" style:parent-style-name="Standard">
      <style:text-properties fo:font-variant="normal" fo:text-transform="none" style:font-name="Arial" fo:font-size="12pt" fo:font-style="normal" fo:font-weight="normal" officeooo:rsid="001714fc" officeooo:paragraph-rsid="001714fc" style:font-size-asian="10.5pt" style:font-size-complex="12pt"/>
    </style:style>
    <style:style style:name="P21" style:family="paragraph" style:parent-style-name="Standard">
      <style:text-properties fo:font-variant="normal" fo:text-transform="none" style:font-name="Arial" fo:font-size="12pt" fo:font-style="normal" fo:font-weight="normal" officeooo:rsid="00179af7" officeooo:paragraph-rsid="001714fc" style:font-size-asian="10.5pt" style:font-size-complex="12pt"/>
    </style:style>
    <style:style style:name="P22" style:family="paragraph" style:parent-style-name="Standard">
      <style:text-properties fo:font-variant="normal" fo:text-transform="none" style:font-name="Arial" fo:font-size="12pt" fo:font-style="normal" fo:font-weight="normal" officeooo:rsid="00179af7" officeooo:paragraph-rsid="00179af7" style:font-size-asian="10.5pt" style:font-size-complex="12pt"/>
    </style:style>
    <style:style style:name="P23" style:family="paragraph" style:parent-style-name="Standard">
      <style:text-properties fo:font-variant="normal" fo:text-transform="none" style:font-name="Arial" fo:font-size="12pt" fo:font-style="normal" fo:font-weight="normal" officeooo:rsid="00182a5a" officeooo:paragraph-rsid="00179af7"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0c9f9f" style:font-size-asian="10.5pt" style:font-size-complex="12pt"/>
    </style:style>
    <style:style style:name="T3" style:family="text">
      <style:text-properties fo:font-size="12pt" officeooo:rsid="0012d4fe" style:font-size-asian="10.5pt" style:font-size-complex="12pt"/>
    </style:style>
    <style:style style:name="T4" style:family="text">
      <style:text-properties fo:font-size="12pt" officeooo:rsid="0013ef6c" style:font-size-asian="10.5pt" style:font-size-complex="12pt"/>
    </style:style>
    <style:style style:name="T5" style:family="text">
      <style:text-properties fo:font-size="12pt" officeooo:rsid="00147ba6" style:font-size-asian="10.5pt" style:font-size-complex="12pt"/>
    </style:style>
    <style:style style:name="T6" style:family="text">
      <style:text-properties fo:font-size="12pt" officeooo:rsid="0014843d" style:font-size-asian="10.5pt" style:font-size-complex="12pt"/>
    </style:style>
    <style:style style:name="T7" style:family="text">
      <style:text-properties fo:font-size="12pt" officeooo:rsid="0015f107" style:font-size-asian="10.5pt" style:font-size-complex="12pt"/>
    </style:style>
    <style:style style:name="T8" style:family="text">
      <style:text-properties fo:font-size="12pt" officeooo:rsid="001714fc" style:font-size-asian="10.5pt" style:font-size-complex="12pt"/>
    </style:style>
    <style:style style:name="T9" style:family="text">
      <style:text-properties fo:font-variant="normal" fo:text-transform="none" fo:font-style="normal" fo:font-weight="normal"/>
    </style:style>
    <style:style style:name="T10" style:family="text">
      <style:text-properties fo:font-variant="normal" fo:text-transform="none" fo:font-size="12pt" fo:language="en" fo:country="IE" fo:font-style="normal" fo:font-weight="normal"/>
    </style:style>
    <style:style style:name="T11" style:family="text">
      <style:text-properties fo:font-variant="normal" fo:text-transform="none" fo:font-size="12pt" fo:font-style="normal" fo:font-weight="normal" style:font-size-asian="10.5pt" style:font-size-complex="12pt"/>
    </style:style>
    <style:style style:name="T12" style:family="text">
      <style:text-properties fo:font-variant="normal" fo:text-transform="none" fo:font-size="12pt" fo:font-style="normal" fo:font-weight="normal" officeooo:rsid="001714fc" style:font-size-asian="10.5pt" style:font-size-complex="12pt"/>
    </style:style>
    <style:style style:name="T13" style:family="text">
      <style:text-properties fo:font-variant="normal" fo:text-transform="none" fo:font-size="12pt" fo:font-style="normal" fo:font-weight="normal" officeooo:rsid="00179af7" style:font-size-asian="10.5pt" style:font-size-complex="12pt"/>
    </style:style>
    <style:style style:name="T14" style:family="text">
      <style:text-properties fo:font-variant="normal" fo:text-transform="none" fo:font-size="12pt" fo:font-style="normal" fo:font-weight="normal" officeooo:rsid="00182a5a" style:font-size-asian="10.5pt" style:font-size-complex="12pt"/>
    </style:style>
    <style:style style:name="T15" style:family="text">
      <style:text-properties officeooo:rsid="000dd0a4"/>
    </style:style>
    <style:style style:name="T16" style:family="text">
      <style:text-properties officeooo:rsid="000e3594"/>
    </style:style>
    <style:style style:name="T17" style:family="text">
      <style:text-properties officeooo:rsid="0012025a"/>
    </style:style>
    <style:style style:name="T18" style:family="text">
      <style:text-properties style:font-size-asian="10.5pt"/>
    </style:style>
    <style:style style:name="T19" style:family="text">
      <style:text-properties officeooo:rsid="0016ba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evious FYP Research Areas</text:p>
      <text:p text:style-name="P12"/>
      <text:p text:style-name="P12"/>
      <text:p text:style-name="P12">2016 – 2017:</text:p>
      <text:p text:style-name="P1"/>
      <text:p text:style-name="P19"><text:span text:style-name="T2">- </text:span><text:span text:style-name="T10">Can monitoring social media mentions, Google search trends, and daily bitcoin price movements, be used to identify any significant and consistent Bitcoin price correlation. If found, could this be used to advantageously trade Bitcoin.</text:span></text:p>
      <text:p text:style-name="P1"/>
      <text:p text:style-name="P1">- <text:span text:style-name="T15">Machine Learning and AI to generate pieces of music to help musicians train </text:span><text:span text:style-name="T16">and learn.</text:span></text:p>
      <text:p text:style-name="P1"/>
      <text:p text:style-name="P1">- <text:span text:style-name="T16">Using Databases, Data Modeling and Data Analysis to build software to monitor and help with repossessing houses and managing expenses.</text:span></text:p>
      <text:p text:style-name="P1"/>
      <text:p text:style-name="P1">- <text:span text:style-name="T16">Facial Recognition using Neural Networks.</text:span></text:p>
      <text:p text:style-name="P1"/>
      <text:p text:style-name="P2">- Procedurally Generated Terrain for games.</text:p>
      <text:p text:style-name="P2"/>
      <text:p text:style-name="P2">- <text:span text:style-name="T17">Researching the efficiency of WebRTC.</text:span></text:p>
      <text:p text:style-name="P2"/>
      <text:p text:style-name="P2"/>
      <text:p text:style-name="P13">2017 – 2018<text:line-break/><text:line-break/><text:span text:style-name="T1">- Investigate a solution for positional tracking to provide better VR experiences on smartphones.</text:span></text:p>
      <text:p text:style-name="P3"/>
      <text:p text:style-name="P13"><text:span text:style-name="T1">- </text:span><text:span text:style-name="T3">Using TensorFlow and other ML technologies for brand logo image recognition.</text:span></text:p>
      <text:p text:style-name="P4"/>
      <text:p text:style-name="P13"><text:span text:style-name="T3">- </text:span><text:span text:style-name="T5">Allow OS navigation using eye movement making use of </text:span><text:span text:style-name="T4">Computer Vision, Eye Tracking, Human-</text:span><text:span text:style-name="T5">C</text:span><text:span text:style-name="T4">omputer interaction </text:span><text:span text:style-name="T5">technology</text:span><text:span text:style-name="T4">.</text:span></text:p>
      <text:p text:style-name="P5"/>
      <text:p text:style-name="P13"><text:span text:style-name="T4">- </text:span><text:span text:style-name="T6">Using AI to create an app that can take user preferences and create custom clothing.</text:span></text:p>
      <text:p text:style-name="P6"/>
      <text:p text:style-name="P13"><text:span text:style-name="T6">- </text:span><text:span text:style-name="T7">Researching differences between blockchain platforms and databases in a supply management system.</text:span></text:p>
      <text:p text:style-name="P7"/>
      <text:p text:style-name="P7">- Investigating challenges for Application and Games development when using Mixed Reality.</text:p>
      <text:p text:style-name="P7"/>
      <text:p text:style-name="P7"/>
      <text:p text:style-name="P7"/>
      <text:p text:style-name="P7"/>
      <text:p text:style-name="P7"/>
      <text:p text:style-name="P7"/>
      <text:p text:style-name="P7"/>
      <text:p text:style-name="P7"/>
      <text:p text:style-name="P8"/>
      <text:p text:style-name="P14"><text:soft-page-break/>2018 – 2019<text:line-break/></text:p>
      <text:p text:style-name="P11">- Comparing Deep Reinforcement Learning Algorithms in a video game titled “DOOM”</text:p>
      <text:p text:style-name="P11"/>
      <text:p text:style-name="P11">- Image Generation using AI technology such as CGAN</text:p>
      <text:p text:style-name="P11"/>
      <text:p text:style-name="P11">- Training AI to play Pinball using Reinforcement Learning<text:span text:style-name="T18">.</text:span></text:p>
      <text:p text:style-name="P11"/>
      <text:p text:style-name="P11">- <text:span text:style-name="T19">Prediction of dairy cow milk yield using Machine Learning.</text:span></text:p>
      <text:p text:style-name="P11"/>
      <text:p text:style-name="P11">- <text:span text:style-name="T19">Real-Time Extraction and Classification of Brain waves using Machine Learning.</text:span></text:p>
      <text:p text:style-name="P11"/>
      <text:p text:style-name="P11">- <text:span text:style-name="T19">Sentiment Analysis for brand reputation evaluation.</text:span></text:p>
      <text:p text:style-name="P11"/>
      <text:p text:style-name="P11">- Classification of Plants using a Convolution Neural Network.</text:p>
      <text:p text:style-name="P11"/>
      <text:p text:style-name="P11">- <text:span text:style-name="T19">Improve Software Testing using Web Crawlers and Machine Learning.</text:span></text:p>
      <text:p text:style-name="P11"/>
      <text:p text:style-name="P11">- <text:span text:style-name="T19">Using Image processing techniques to identify malware. Comparing two types of Neural Network.</text:span></text:p>
      <text:p text:style-name="P11"/>
      <text:p text:style-name="P11"/>
      <text:p text:style-name="P15">2019 – 2020<text:line-break/><text:line-break/><text:span text:style-name="T1">- <text:s/>An investigation into which communication mechanism is best suited to a Container Orchestrated Micro-service environment.</text:span></text:p>
      <text:p text:style-name="P9"/>
      <text:p text:style-name="P9">- An Evaluation of Blockchain Platforms in the Context of Data Processing and Decentralization.</text:p>
      <text:p text:style-name="P9"/>
      <text:p text:style-name="P16"><text:span text:style-name="T1">- An Evaluation of Blockchain Platforms in the Context of </text:span><text:span text:style-name="T8">Health Care systems.</text:span></text:p>
      <text:p text:style-name="P10"/>
      <text:p text:style-name="P16"><text:span text:style-name="T8">- </text:span><text:span text:style-name="T12">Concepts of Quantum Mechanics applied to the field of Quantum Computing.</text:span></text:p>
      <text:p text:style-name="P20"/>
      <text:p text:style-name="P20">- An Evaluation Of Machine Learning Technologies To Identify Anomalies In Energy Consumption Data.</text:p>
      <text:p text:style-name="P20"/>
      <text:p text:style-name="P20">- Using Neural technologies and Biometric Identification to identify registered users on a system.</text:p>
      <text:p text:style-name="P20"/>
      <text:p text:style-name="P20">- Using sensors to aid in the protection of perishable goods during transportation.</text:p>
      <text:p text:style-name="P20"/>
      <text:p text:style-name="P16"><text:span text:style-name="T12">- </text:span><text:span text:style-name="T13">Location tracking and geo-fencing using IoT technology.</text:span></text:p>
      <text:p text:style-name="P21"/>
      <text:p text:style-name="P21">- Using adaptive controllers and eye movement to allow more accessibility in video games.</text:p>
      <text:p text:style-name="P21"/>
      <text:p text:style-name="P21"/>
      <text:p text:style-name="P17"><text:soft-page-break/><text:span text:style-name="T9">2020 – 2021<text:line-break/><text:line-break/></text:span><text:span text:style-name="T11">- Using hand tracking to interpret sign language.</text:span></text:p>
      <text:p text:style-name="P22"/>
      <text:p text:style-name="P22">- Creating virtual therapy sessions using VR headsets and technology.</text:p>
      <text:p text:style-name="P22"/>
      <text:p text:style-name="P22">- Monitor dog activity patterns in a geo-fenced area using IoT technology.</text:p>
      <text:p text:style-name="P22"/>
      <text:p text:style-name="P17"><text:span text:style-name="T11">- </text:span><text:span text:style-name="T14">Procedural generation using Machine Learning in video games.</text:span></text:p>
      <text:p text:style-name="P23"/>
      <text:p text:style-name="P23">- Monitor for anomalies in the vital systems of the human body using IoT and AI technology.</text:p>
      <text:p text:style-name="P23"/>
      <text:p text:style-name="P23">- Sentiment Analysis of UK song charts to determine correlations between lyrics and corresponding society events.</text:p>
      <text:p text:style-name="P23"/>
      <text:p text:style-name="P23">- Investigating the usage of VR for consumer home renovation.</text:p>
      <text:p text:style-name="P23"/>
      <text:p text:style-name="P23">- Analyzing the usage of IoT in Crop Production and Management.</text:p>
      <text:p text:style-name="P23"/>
      <text:p text:style-name="P23"/>
      <text:p text:style-name="P23"/>
      <text:p text:style-name="P18"><text:span text:style-name="T14">A</text:span><text:span text:style-name="T11">fter looking through the previous projects, I think I could take inspiration from some of them, mostly the ones based on using VR and AI to help people with fashion or home renovation or just to play games in an immersive environment.<text:line-break/>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8T11:57:21.435212211</meta:creation-date>
    <dc:date>2021-10-13T23:21:20.432801638</dc:date>
    <meta:editing-duration>PT55M3S</meta:editing-duration>
    <meta:editing-cycles>11</meta:editing-cycles>
    <meta:generator>LibreOffice/7.2.1.2$Linux_X86_64 LibreOffice_project/20$Build-2</meta:generator>
    <meta:document-statistic meta:table-count="0" meta:image-count="0" meta:object-count="0" meta:page-count="3" meta:paragraph-count="42" meta:word-count="532" meta:character-count="3471" meta:non-whitespace-character-count="2969"/>
  </office:meta>
</office:document-meta>
</file>